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end" style:justify-single-word="false"/>
    </style:style>
    <style:style style:name="P5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6" style:family="paragraph" style:parent-style-name="Standard" style:master-page-name="">
      <style:paragraph-properties fo:margin-top="0.2362in" fo:margin-bottom="0.1965in" loext:contextual-spacing="false" fo:text-align="center" style:justify-single-word="false" style:page-number="auto" fo:padding="0.0193in" fo:border="0.06pt solid #000000" style:shadow="#808080 0.0709in 0.0709in" style:writing-mode="page"/>
      <style:text-properties fo:font-weight="bold" officeooo:rsid="002628a0" officeooo:paragraph-rsid="002628a0" style:font-weight-asian="bold" style:font-weight-complex="bold"/>
    </style:style>
    <style:style style:name="P7" style:family="paragraph" style:parent-style-name="Text_20_body">
      <style:text-properties officeooo:paragraph-rsid="0022027b"/>
    </style:style>
    <style:style style:name="P8" style:family="paragraph" style:parent-style-name="Heading" style:list-style-name="L1"/>
    <style:style style:name="P9" style:family="paragraph" style:parent-style-name="Heading" style:list-style-name="L1">
      <style:text-properties officeooo:paragraph-rsid="002d1fa1"/>
    </style:style>
    <style:style style:name="P10" style:family="paragraph" style:parent-style-name="Heading" style:list-style-name="L1">
      <style:text-properties officeooo:rsid="000652db" officeooo:paragraph-rsid="000652db"/>
    </style:style>
    <style:style style:name="P11" style:family="paragraph" style:parent-style-name="Heading" style:list-style-name="L1">
      <style:text-properties officeooo:rsid="000652db" officeooo:paragraph-rsid="0013f08e"/>
    </style:style>
    <style:style style:name="P12" style:family="paragraph" style:parent-style-name="Standard" style:master-page-name="First_20_Page">
      <style:paragraph-properties style:page-number="auto"/>
    </style:style>
    <style:style style:name="T1" style:family="text">
      <style:text-properties officeooo:rsid="00101c55"/>
    </style:style>
    <style:style style:name="T2" style:family="text">
      <style:text-properties officeooo:rsid="0014e6fc"/>
    </style:style>
    <style:style style:name="T3" style:family="text">
      <style:text-properties officeooo:rsid="001bf997"/>
    </style:style>
    <style:style style:name="T4" style:family="text">
      <style:text-properties officeooo:rsid="002125c5"/>
    </style:style>
    <style:style style:name="T5" style:family="text">
      <style:text-properties officeooo:rsid="0022027b"/>
    </style:style>
    <style:style style:name="T6" style:family="text">
      <style:text-properties officeooo:rsid="00275ec2"/>
    </style:style>
    <style:style style:name="T7" style:family="text">
      <style:text-properties fo:font-weight="normal" officeooo:rsid="00275ec2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<text:text-input text:description="&lt;setLang(user.lang or 'fr_FR')&gt;">&lt;setLang(user.lang or 'fr_FR')&gt;</text:text-input></text:p>
      <text:p text:style-name="P2"><text:text-input text:description="&lt;company.name&gt;">&lt;company.name&gt;</text:text-input></text:p>
      <text:p text:style-name="P2"><text:text-input text:description="&lt;company.street&gt;">&lt;company.street&gt;</text:text-input></text:p>
      <text:p text:style-name="P2"><text:text-input text:description="&lt;company.phone&gt;">&lt;company.phone&gt;</text:text-input></text:p>
      <text:p text:style-name="P2"><text:text-input text:description="&lt;company.zip&gt;">&lt;company.zip&gt;</text:text-input><text:s/><text:text-input text:description="&lt;company.city&gt;">&lt;company.city&gt;</text:text-input></text:p>
      <text:p text:style-name="P3"/>
      <text:p text:style-name="P1">Nouméa le, <text:text-input text:description="&lt;arrow_today()&gt;">&lt;arrow_today()&gt;</text:text-input></text:p>
      <text:p text:style-name="P3"/>
      <text:p text:style-name="P5"><text:text-input text:description="&lt;o.partner_id.fullname&gt;">&lt;o.partner_id.fullname&gt;</text:text-input></text:p>
      <text:p text:style-name="P6">Vous devez être joignable au téléphone la veille et le jour de la chirurgie.</text:p>
      <text:p text:style-name="P3"><text:text-input text:description="&lt;o.partner_id.title.name&gt;">&lt;o.partner_id.title.name&gt;</text:text-input>, vous avez rendez-vous :</text:p>
      <text:p text:style-name="P3"/>
      <text:list xml:id="list3155244170" text:style-name="L1">
        <text:list-item>
          <text:p text:style-name="P10"><text:text-input text:description="&lt;if test=&quot;o.preop_meeting_id&quot;&gt;">&lt;if test="o.preop_meeting_id&gt;</text:text-input><text:s/><text:span text:style-name="T1">Pour le rendez vous pre-opératoire:<text:line-break/>le:</text:span><text:span text:style-name="T1"><text:text-input text:description="&lt;only_time3()&gt;">&lt;only_time3()&gt;</text:text-input></text:span><text:span text:style-name="T1"><text:line-break/>au cabinet, ancre de marine, baie de l'orphelinat.</text:span><text:span text:style-name="T1"><text:text-input text:description="&lt;/if&gt;">&lt;/if&gt;</text:text-input></text:span></text:p>
        </text:list-item>
        <text:list-item>
          <text:p text:style-name="P9">Pour la consultation d'anesthésie<text:span text:style-name="T3">:<text:line-break/></text:span>le : <text:text-input text:description="&lt;only_time2()&gt;">&lt;only_time2()&gt;</text:text-input><text:line-break/><text:span text:style-name="T6">quelque chose du genre <text:line-break/>le nom du group : </text:span><text:span text:style-name="T6"><text:text-input text:description="&lt;o.bloc_agenda_id.ane_group_id.name&gt;">name ane group</text:text-input></text:span><text:span text:style-name="T6"><text:line-break/>o.bloc_agenda_id.ane_group_id.name<text:line-break/>o.bloc_agenda_id.ane_group_id.street<text:line-break/>o.bloc_agenda_id.ane_group_id.fullname<text:line-break/>o.bloc_agenda_id.ane_group_id.phone<text:line-break/>je fais un test avec quelque chose de connu : civilité : </text:span><text:span text:style-name="T7"><text:text-input text:description="&lt;o.partner_id.title.name&gt;">&lt;o.partner_id.title.name&gt;</text:text-input></text:span><text:span text:style-name="T7"><text:text-input text:description=""/></text:span><text:span text:style-name="T6"><text:line-break/>Il va falloir tweaker pour pouvoir mettre des infos pour géolocaliser </text:span></text:p>
        </text:list-item>
      </text:list>
      <text:p text:style-name="P7"/>
      <text:list xml:id="list171449662946427" text:continue-numbering="true" text:style-name="L1">
        <text:list-item>
          <text:p text:style-name="P8"><text:soft-page-break/>Pour la chirurgie le: <text:text-input text:description="&lt;o.bloc_agenda_id.wd&gt;">&lt;o.bloc_agenda_id.wd&gt;</text:text-input><text:s/>à <text:text-input text:description="&lt;o.notification_time&gt;">&lt;o.notification_time&gt;</text:text-input><text:line-break/>à jeun depuis <text:span text:style-name="T5">7</text:span>h du matin<text:span text:style-name="T4">, ni boire, ni fumer, ni manger</text:span><text:line-break/>à la Clinique <text:span text:style-name="T5">à Nouville</text:span>.</text:p>
        </text:list-item>
        <text:list-item>
          <text:p text:style-name="P11"><text:span text:style-name="T2"><text:text-input text:description="&lt;if test=&quot;o.po_meeting_id&quot;&gt;">&lt;if test="o.po_meeting_id&gt;</text:text-input></text:span><text:s/><text:span text:style-name="T1">Pour le rendez vous post-opératoire:<text:line-break/>le: </text:span><text:span text:style-name="T1"><text:text-input text:description="&lt;only_time1()&gt;">&lt;only_time1()&gt;</text:text-input></text:span><text:span text:style-name="T1"><text:line-break/>au cabinet, ancre de marine, baie de l'orphelinat.</text:span><text:span text:style-name="T1"><text:text-input text:description="&lt;/if&gt;">&lt;/if&gt;</text:text-input></text:span></text:p>
        </text:list-item>
      </text:list>
      <text:p text:style-name="P4"><text:text-input text:description="&lt;user.signature&gt;">&lt;user.signature&gt;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DejaVu Sans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783in" fo:margin-bottom="0in" loext:contextual-spacing="false"/>
      <style:text-properties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 style:master-page-name="">
      <style:paragraph-properties style:page-number="auto" text:number-lines="false" text:line-number="0"/>
      <style:text-properties style:font-name="DejaVu Sans" fo:font-family="'DejaVu Sans'" style:font-style-name="Book" style:font-family-generic="swiss" style:font-pitch="variable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ignature" style:family="paragraph" style:parent-style-name="Standard" style:class="text" style:master-page-name="">
      <style:paragraph-properties fo:text-align="end" style:justify-single-word="false" style:page-number="auto" text:number-lines="false" text:line-number="0"/>
      <style:text-properties style:font-size-asian="10.5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ext" style:family="paragraph" style:parent-style-name="Caption" style:class="extra">
      <style:text-properties style:font-name="DejaVu Sans" fo:font-family="'DejaVu Sans'" style:font-style-name="Book" style:font-family-generic="swiss" style:font-pitch="variable" fo:font-style="normal" style:font-weight-asian="normal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roid Sans" style:font-family-asian="'Droid Sans'" style:font-family-generic-asian="modern" style:font-pitch-asian="fixed" style:font-name-complex="FreeSans2" style:font-family-complex="FreeSans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22T17:55:50</meta:creation-date>
    <dc:date>2020-02-27T17:14:47.763149947</dc:date>
    <meta:editing-duration>PT7H8M3S</meta:editing-duration>
    <meta:editing-cycles>115</meta:editing-cycles>
    <meta:generator>LibreOffice/6.1.5.2$Linux_X86_64 LibreOffice_project/10$Build-2</meta:generator>
    <meta:document-statistic meta:table-count="0" meta:image-count="0" meta:object-count="0" meta:page-count="2" meta:paragraph-count="14" meta:word-count="188" meta:character-count="1186" meta:non-whitespace-character-count="1062"/>
  </office:meta>
</office:document-meta>
</file>